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P7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8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9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10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11" style:family="paragraph" style:parent-style-name="Standard">
      <style:text-properties fo:font-style="italic" officeooo:rsid="001ff65e" officeooo:paragraph-rsid="001ff65e" style:font-style-asian="italic" style:font-style-complex="italic"/>
    </style:style>
    <style:style style:name="P12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13" style:family="paragraph" style:parent-style-name="Standard">
      <style:text-properties fo:font-style="normal" officeooo:rsid="0022653f" officeooo:paragraph-rsid="0022653f" style:font-style-asian="normal" style:font-style-complex="normal"/>
    </style:style>
    <style:style style:name="P14" style:family="paragraph" style:parent-style-name="Standard">
      <style:text-properties fo:font-style="normal" officeooo:rsid="0023c8fe" officeooo:paragraph-rsid="0023c8fe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22653f" officeooo:paragraph-rsid="0022653f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23c8fe" officeooo:paragraph-rsid="0023c8fe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2769cb" officeooo:paragraph-rsid="002769cb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2769cb" officeooo:paragraph-rsid="002769cb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2965c8" officeooo:paragraph-rsid="002965c8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2ae6f7" officeooo:paragraph-rsid="002ae6f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7"><text:s/>(i stored all scripts in /home/ikshwaku/shellscripts)</text:p>
      <text:p text:style-name="P7"/>
      <text:p text:style-name="P7">ex: for variables</text:p>
      <text:p text:style-name="Text_20_body">-- to read the parameters</text:p>
      <text:p text:style-name="P7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9"/>
      <text:p text:style-name="P8"/>
      <text:p text:style-name="P8"/>
      <text:p text:style-name="P8"/>
      <text:p text:style-name="P8"/>
      <text:p text:style-name="P8"/>
      <text:p text:style-name="P4"><text:soft-page-break/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8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8"/>
      <text:p text:style-name="P8"/>
      <text:p text:style-name="P8"/>
      <text:p text:style-name="P8"/>
      <text:p text:style-name="P5">nested if:</text:p>
      <text:p text:style-name="P5"/>
      <text:p text:style-name="P5">#! /bin/bash </text:p>
      <text:p text:style-name="P5"/>
      <text:p text:style-name="P5">echo -e "Enter the name of the file : \c"</text:p>
      <text:p text:style-name="P5">read file_name</text:p>
      <text:p text:style-name="P5"/>
      <text:p text:style-name="P5">if [ -f <text:s/>$file_name ]</text:p>
      <text:p text:style-name="P5">then</text:p>
      <text:p text:style-name="P5">if [ -w $file_name ]</text:p>
      <text:p text:style-name="P5">then</text:p>
      <text:p text:style-name="P5">echo "enter the text. to exit press crtl+d "</text:p>
      <text:p text:style-name="P5"><text:s text:c="3"/>cat &gt;&gt; $file_name <text:s text:c="9"/>&gt;&gt; :<text:span text:style-name="T1">used to append the file </text:span></text:p>
      <text:p text:style-name="P11"><text:s text:c="44"/>&gt; uses for overwrite the file</text:p>
      <text:p text:style-name="P5">else</text:p>
      <text:p text:style-name="P5"><text:s/>echo "the file do not have write permissions"</text:p>
      <text:p text:style-name="P5">fi</text:p>
      <text:p text:style-name="P5">else</text:p>
      <text:p text:style-name="P5">echo "$file_name not found"</text:p>
      <text:p text:style-name="P5">fi</text:p>
      <text:p text:style-name="P5"/>
      <text:p text:style-name="P5"/>
      <text:p text:style-name="P6">And oparator &amp;&amp; or -a </text:p>
      <text:p text:style-name="P5">#! /bin/bash</text:p>
      <text:p text:style-name="P5"/>
      <text:p text:style-name="P5">echo -e "enter the value : \c"</text:p>
      <text:p text:style-name="P5">read age</text:p>
      <text:p text:style-name="P5"/>
      <text:p text:style-name="P5">if [ $age -gt 18 ] &amp;&amp; [ $age -lt 30 ]</text:p>
      <text:p text:style-name="P5">then</text:p>
      <text:p text:style-name="P5">echo "valid age"</text:p>
      <text:p text:style-name="P5">else</text:p>
      <text:p text:style-name="P5">echo "not valid age"</text:p>
      <text:p text:style-name="P5">fi</text:p>
      <text:p text:style-name="P5"/>
      <text:p text:style-name="P5"/>
      <text:p text:style-name="P5"/>
      <text:p text:style-name="P5"/>
      <text:p text:style-name="P5"/>
      <text:p text:style-name="P15"><text:soft-page-break/>Flote values:</text:p>
      <text:p text:style-name="P13">#! /bin/bash</text:p>
      <text:p text:style-name="P13">#this is the script for flort values</text:p>
      <text:p text:style-name="P13"/>
      <text:p text:style-name="P13">echo -e " enter num1 : \c "</text:p>
      <text:p text:style-name="P13">read num1</text:p>
      <text:p text:style-name="P13">echo -e "enter num2 : \c "</text:p>
      <text:p text:style-name="P13">read num2</text:p>
      <text:p text:style-name="P13"/>
      <text:p text:style-name="P13">echo <text:s/>$num1 + $num2 <text:s/>| bc <text:s text:c="13"/><text:span text:style-name="T1"><text:s text:c="2"/>| -pipe simble takes the output of left hand side and give to <text:s text:c="49"/>right hand side – bc</text:span></text:p>
      <text:p text:style-name="P13"><text:span text:style-name="T1"/></text:p>
      <text:p text:style-name="P13">echo <text:s/>$num1 - $num2 <text:s/>| bc</text:p>
      <text:p text:style-name="P13">echo <text:s/>$num1 \* $num2 | bc</text:p>
      <text:p text:style-name="P13">echo "scale=2;$num1 / $num2" <text:s/>| bc <text:s text:c="6"/>--<text:span text:style-name="T1">scale= desired no ;represents the decimal points after the point</text:span></text:p>
      <text:p text:style-name="P13"/>
      <text:p text:style-name="P13">echo <text:s/>$num1 % $num2 <text:s/>| bc</text:p>
      <text:p text:style-name="P13"/>
      <text:p text:style-name="P13">echo -e "enter to sqar root value for : \c"</text:p>
      <text:p text:style-name="P13">read num3</text:p>
      <text:p text:style-name="P13">echo "scale=4;sqrt($num3)" |bc <text:s/>-l <text:s text:c="24"/>sqrt – for <text:s/>squar root value <text:s/>l- <text:s/>is math lybrary</text:p>
      <text:p text:style-name="P13"/>
      <text:p text:style-name="P13">echo -e <text:s/>"enter the powervalue for : \c"</text:p>
      <text:p text:style-name="P13">read num4</text:p>
      <text:p text:style-name="P13">echo -e "power of : \c"</text:p>
      <text:p text:style-name="P13">read num5</text:p>
      <text:p text:style-name="P13">echo "scale=3;$num4^$num5" | bc -l <text:s text:c="10"/>^ - uses for power of value </text:p>
      <text:p text:style-name="P13"/>
      <text:p text:style-name="P14"/>
      <text:p text:style-name="P13"/>
      <text:p text:style-name="P16">basic syntax of case statement:</text:p>
      <text:p text:style-name="P14"/>
      <text:p text:style-name="P14">#! /bin/bash</text:p>
      <text:p text:style-name="P14">case <text:s text:c="2"/>expression in</text:p>
      <text:p text:style-name="P14"><text:s text:c="10"/>pattern1 ) </text:p>
      <text:p text:style-name="P14"><text:s text:c="10"/>statements;;</text:p>
      <text:p text:style-name="P14"><text:s text:c="10"/>pattern2)</text:p>
      <text:p text:style-name="P14"><text:s text:c="10"/>statments;;</text:p>
      <text:p text:style-name="P14"><text:s text:c="5"/>.. ... ....</text:p>
      <text:p text:style-name="P14">esac</text:p>
      <text:p text:style-name="P14"/>
      <text:p text:style-name="P14"/>
      <text:p text:style-name="P14">#! /bin/bash</text:p>
      <text:p text:style-name="P14"><text:s/># this script for case statement</text:p>
      <text:p text:style-name="P14"/>
      <text:p text:style-name="P14">vehicle=$1 <text:s text:c="12"/>--<text:span text:style-name="T1">is an argument </text:span></text:p>
      <text:p text:style-name="P14"/>
      <text:p text:style-name="P14">case $vehicle in</text:p>
      <text:p text:style-name="P14"/>
      <text:p text:style-name="P14"><text:s text:c="4"/>"car" ) <text:s text:c="3"/>-- pattern</text:p>
      <text:p text:style-name="P14"><text:s text:c="5"/>echo "the rent of $vehicle is 100$" ;; <text:s text:c="2"/><text:span text:style-name="T1">--statement</text:span></text:p>
      <text:p text:style-name="P14"><text:soft-page-break/></text:p>
      <text:p text:style-name="P14"><text:s text:c="3"/>"van" )</text:p>
      <text:p text:style-name="P14"><text:s text:c="5"/>echo "the rent of $vehicle is 80$" ;;</text:p>
      <text:p text:style-name="P14"/>
      <text:p text:style-name="P14"><text:s text:c="4"/>"trax" )</text:p>
      <text:p text:style-name="P14"><text:s text:c="5"/>echo "the rent of $vehicle is 150$" ;;</text:p>
      <text:p text:style-name="P14"/>
      <text:p text:style-name="P14"><text:s text:c="4"/>"bycycle" )</text:p>
      <text:p text:style-name="P14"><text:s text:c="5"/>echo "the rent of $vehicle is 10$" ;;</text:p>
      <text:p text:style-name="P14">* ) <text:s text:c="78"/><text:span text:style-name="T1">* is artrics in inux it represents other than the</text:span></text:p>
      <text:p text:style-name="P14"><text:span text:style-name="T1"><text:s text:c="87"/>enter value</text:span></text:p>
      <text:p text:style-name="P14"><text:span text:style-name="T1"/></text:p>
      <text:p text:style-name="P14"/>
      <text:p text:style-name="P14"><text:s/>echo "unknow vehicle"</text:p>
      <text:p text:style-name="P14">esac <text:s text:c="27"/>---<text:span text:style-name="T1">end of case</text:span></text:p>
      <text:p text:style-name="P14"><text:span text:style-name="T1"/></text:p>
      <text:p text:style-name="P14"><text:span text:style-name="T1"/></text:p>
      <text:p text:style-name="P17">Arrays :</text:p>
      <text:p text:style-name="P18">#! /bin/bash</text:p>
      <text:p text:style-name="P18"/>
      <text:p text:style-name="P18">os=('ubuntu' 'windows' 'mac') <text:s text:c="3"/>---<text:span text:style-name="T1">os is an array <text:s/>; <text:s text:c="6"/>(‘ ‘ <text:s/>.. )-- is indexes</text:span></text:p>
      <text:p text:style-name="P18">os[3]='kali' <text:s text:c="4"/>-- <text:span text:style-name="T1">to add extra index </text:span></text:p>
      <text:p text:style-name="P18"/>
      <text:p text:style-name="P18"/>
      <text:p text:style-name="P18"/>
      <text:p text:style-name="P18">echo <text:s/>"${os[@]}" <text:s text:c="6"/>--to print the array <text:s/>@ -represents all indexes</text:p>
      <text:p text:style-name="P18">echo <text:s/>"${os[1]}"</text:p>
      <text:p text:style-name="P18">echo <text:s/>"${!os[@]}" <text:s text:c="8"/>! --<text:span text:style-name="T1">to print index no</text:span></text:p>
      <text:p text:style-name="P18">echo <text:s/>"${#os[@]}" <text:s text:c="7"/># -- to print length of the array</text:p>
      <text:p text:style-name="P18"/>
      <text:p text:style-name="P18"/>
      <text:p text:style-name="P18">string=abacdsjke <text:s text:c="9"/>-- to print the string array</text:p>
      <text:p text:style-name="P18">echo "${string[@]}"</text:p>
      <text:p text:style-name="P17"/>
      <text:p text:style-name="P17"/>
      <text:p text:style-name="P17"/>
      <text:p text:style-name="P17"/>
      <text:p text:style-name="P19">Loops : to exicute a commod or set of command repeatedly we use loops</text:p>
      <text:p text:style-name="P19"/>
      <text:p text:style-name="P20">#! /bin/bash </text:p>
      <text:p text:style-name="P20"/>
      <text:p text:style-name="P20">#while loop</text:p>
      <text:p text:style-name="P20"><text:s/>n=1</text:p>
      <text:p text:style-name="P20"><text:s/>while (( $n &lt;= 10))</text:p>
      <text:p text:style-name="P20"><text:s/>do</text:p>
      <text:p text:style-name="P20">echo "$n"</text:p>
      <text:p text:style-name="P20"><text:s text:c="5"/>n=$(( n+1 )) <text:s text:c="9"/>-- <text:span text:style-name="T1">we can use n++ to one increment</text:span></text:p>
      <text:p text:style-name="P20"><text:s text:c="2"/>sleep 2</text:p>
      <text:p text:style-name="P20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7-05T12:42:22.434752143</dc:date>
    <meta:editing-duration>PT4H3M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137" meta:word-count="679" meta:character-count="4196" meta:non-whitespace-character-count="2976"/>
  </office:meta>
</office:document-meta>
</file>